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3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513458.924" calcext:value-type="float">
            <text:p>4513458.924</text:p>
          </table:table-cell>
          <table:table-cell table:style-name="ce11" table:formula="of:=[.U9]" office:value-type="float" office:value="329525.2" calcext:value-type="float">
            <text:p>329,52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13" calcext:value-type="float">
            <text:p>32.13</text:p>
          </table:table-cell>
          <table:table-cell table:style-name="ce12" table:formula="of:=[.T10]" office:value-type="percentage" office:value="32.13" calcext:value-type="percentage">
            <text:p>321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39" table:formula="of:=[.AI3]*2.20462" office:value-type="float" office:value="119.04948" calcext:value-type="float">
            <text:p>119.05</text:p>
          </table:table-cell>
          <table:table-cell table:style-name="ce39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39" table:formula="of:=[.AI4]*2.20462" office:value-type="float" office:value="224.87124" calcext:value-type="float">
            <text:p>224.87</text:p>
          </table:table-cell>
          <table:table-cell table:style-name="ce39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39" table:formula="of:=SUM([.AJ3:.AJ4])" office:value-type="float" office:value="343.92072" calcext:value-type="float">
            <text:p>343.92</text:p>
          </table:table-cell>
          <table:table-cell table:style-name="ce39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65829" calcext:value-type="float">
            <text:p>176582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513458.924" calcext:value-type="float">
            <text:p>4513458.924</text:p>
          </table:table-cell>
          <table:table-cell table:style-name="ce6" table:formula="of:=([.R11]+[.R12])/2" office:value-type="float" office:value="329525.2" calcext:value-type="float">
            <text:p>329525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7261088.848" calcext:value-type="float">
            <text:p>7261088.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13" calcext:value-type="percentage">
            <text:p>3213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517099026553" calcext:value-type="percentage">
            <text:p>97.5%</text:p>
          </table:table-cell>
          <table:table-cell table:formula="of:=1/(1-[.P11])" office:value-type="float" office:value="39.2419999999999" calcext:value-type="float">
            <text:p>39.2419999999999</text:p>
          </table:table-cell>
          <table:table-cell table:formula="of:=[.$R$2]/(1/(1+[.$N$15]+[.$AU$15]))" office:value-type="float" office:value="316766" calcext:value-type="float">
            <text:p>31676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043313688851" calcext:value-type="percentage">
            <text:p>97.6%</text:p>
          </table:table-cell>
          <table:table-cell table:formula="of:=1/(1-[.P12])" office:value-type="float" office:value="41.742" calcext:value-type="float">
            <text:p>41.742</text:p>
          </table:table-cell>
          <table:table-cell table:formula="of:=[.$R$2]/(1/(1+[.$N$15]+[.$AI$15]+[.$AU$15]))" office:value-type="float" office:value="342284.4" calcext:value-type="float">
            <text:p>342284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280206357702" calcext:value-type="percentage">
            <text:p>97.5%</text:p>
          </table:table-cell>
          <table:table-cell table:style-name="ce14" table:formula="of:=([.Q11]+[.Q12])/2" office:value-type="float" office:value="40.492" calcext:value-type="float">
            <text:p>40.5</text:p>
          </table:table-cell>
          <table:table-cell table:style-name="ce14" table:formula="of:=([.R11]+[.R12])/2" office:value-type="float" office:value="329525.2" calcext:value-type="float">
            <text:p>329525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68" calcext:value-type="percentage">
            <text:p>6.8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13" calcext:value-type="percentage">
            <text:p>321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12" calcext:value-type="percentage">
            <text:p>31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12" calcext:value-type="percentage">
            <text:p>6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8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13" table:formula="of:=[.C45]+([.B45]-1)*20" office:value-type="float" office:value="19" calcext:value-type="float">
            <text:p>1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5" table:formula="of:=[.C46]+([.B46]-1)*20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24" calcext:value-type="percentage">
            <text:p>24.00%</text:p>
          </table:table-cell>
          <table:table-cell table:style-name="ce35" table:formula="of:=[.N46]" office:value-type="percentage" office:value="2.16" calcext:value-type="percentage">
            <text:p>216.0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2.16" calcext:value-type="percentage">
            <text:p>216.0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612" calcext:value-type="percentage">
            <text:p>61.2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612" calcext:value-type="percentage">
            <text:p>61.20%</text:p>
          </table:table-cell>
          <table:table-cell table:style-name="ce35" table:number-columns-repeated="3"/>
          <table:table-cell table:style-name="ce15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3" table:formula="of:=[.C47]+([.B47]-1)*20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26" calcext:value-type="float">
            <text:p>1726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51]+([.B51]-1)*2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55]+([.B55]-1)*20" office:value-type="float" office:value="8" calcext:value-type="float">
            <text:p>8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57]+([.B57]-1)*20" office:value-type="float" office:value="14" calcext:value-type="float">
            <text:p>14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0]+([.B6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63]+([.B63]-1)*20" office:value-type="float" office:value="2" calcext:value-type="float">
            <text:p>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121]+([.B121]-1)*20" office:value-type="float" office:value="21" calcext:value-type="float">
            <text:p>2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125])" office:value-type="float" office:value="2" calcext:value-type="float">
            <text:p>2</text:p>
          </table:table-cell>
          <table:table-cell table:formula="of:=REPT(&quot; &quot;; MAX([.$D$123:.$D$125])-[.D125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L132];[.D2])" office:value-type="string" office:string-value="Vit:  820" calcext:value-type="string">
            <text:p>Vit: <text:s/>820</text:p>
          </table:table-cell>
          <table:table-cell table:number-columns-repeated="9"/>
          <table:table-cell table:formula="of:=LEN([.D2])" office:value-type="float" office:value="3" calcext:value-type="float">
            <text:p>3</text:p>
          </table:table-cell>
          <table:table-cell table:formula="of:=REPT(&quot; &quot;; MAX([.$K$132:.$K$137])-[.K132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End: &quot;;[.L133];[.D3])" office:value-type="string" office:string-value="End:  420" calcext:value-type="string">
            <text:p>End: <text:s/>420</text:p>
          </table:table-cell>
          <table:table-cell table:number-columns-repeated="9"/>
          <table:table-cell table:formula="of:=LEN([.D3])" office:value-type="float" office:value="3" calcext:value-type="float">
            <text:p>3</text:p>
          </table:table-cell>
          <table:table-cell table:formula="of:=REPT(&quot; &quot;; MAX([.$K$132:.$K$137])-[.K133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Str: &quot;; [.L134];[.E134];[.J134];[.F134];[.G134];[.H134])" office:value-type="string" office:string-value="Str:  515  [6,901.0]" calcext:value-type="string">
            <text:p>Str: <text:s/>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formula="of:=LEN([.D4])" office:value-type="float" office:value="3" calcext:value-type="float">
            <text:p>3</text:p>
          </table:table-cell>
          <table:table-cell table:formula="of:=REPT(&quot; &quot;; MAX([.$K$132:.$K$137])-[.K134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Dex: &quot;; [.L135];[.E135];[.J135];[.F135];[.G135];[.H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formula="of:=LEN([.D5])" office:value-type="float" office:value="3" calcext:value-type="float">
            <text:p>3</text:p>
          </table:table-cell>
          <table:table-cell table:formula="of:=REPT(&quot; &quot;; MAX([.$K$132:.$K$137])-[.K135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Int: &quot;;[.L136]; [.E136];[.J136];[.F136]; [.G136]; [.H136])" office:value-type="string" office:string-value="Int:  820 [10,988.0]" calcext:value-type="string">
            <text:p>Int: <text:s/>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formula="of:=LEN([.D6])" office:value-type="float" office:value="3" calcext:value-type="float">
            <text:p>3</text:p>
          </table:table-cell>
          <table:table-cell table:formula="of:=REPT(&quot; &quot;; MAX([.$K$132:.$K$137])-[.K136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Wis: &quot;; [.L137];[.D7])" office:value-type="string" office:string-value="Wis: 1000" calcext:value-type="string">
            <text:p>Wis: 1000</text:p>
          </table:table-cell>
          <table:table-cell table:number-columns-repeated="9"/>
          <table:table-cell table:formula="of:=LEN([.D7])" office:value-type="float" office:value="4" calcext:value-type="float">
            <text:p>4</text:p>
          </table:table-cell>
          <table:table-cell table:formula="of:=REPT(&quot; &quot;; MAX([.$K$132:.$K$137])-[.K137])">
            <text:p/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13.0%" calcext:value-type="string">
            <text:p>Resilience: 3,213.0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13.0%" calcext:value-type="string">
            <text:p>3,213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2.0%" calcext:value-type="string">
            <text:p>1,552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143])" office:value-type="float" office:value="5" calcext:value-type="float">
            <text:p>5</text:p>
          </table:table-cell>
          <table:table-cell table:formula="of:=REPT(&quot; &quot;;MAX([.$C$143:.$C$145])-[.C143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19.8]" calcext:value-type="string">
            <text:p>hp/sec: <text:s/>0.27% [19.8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19.8" calcext:value-type="string">
            <text:p>19.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8]" calcext:value-type="string">
            <text:p>w/Med: <text:s text:c="2"/>0.27% [54.8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8" calcext:value-type="string">
            <text:p>54.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28% [hp x 40.49]" calcext:value-type="string">
            <text:p>Mitigation: <text:s text:c="6"/>97.528% [hp x 40.49]</text:p>
          </table:table-cell>
          <table:table-cell/>
          <table:table-cell table:formula="of:=TEXT([.P13];&quot;#,##0.000%&quot;)" office:value-type="string" office:string-value="97.528%" calcext:value-type="string">
            <text:p>97.52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49" calcext:value-type="string">
            <text:p>40.49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329,525.2" calcext:value-type="string">
            <text:p>Effective Health: 329,525.2</text:p>
          </table:table-cell>
          <table:table-cell/>
          <table:table-cell table:formula="of:=TEXT([.R13];&quot;#,##0.0&quot;)" office:value-type="string" office:string-value="329,525.2" calcext:value-type="string">
            <text:p>329,525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82]&lt;10; &quot;  &quot;; &quot; &quot;)" office:value-type="string" office:string-value="  " calcext:value-type="string">
            <text:p><text:s text:c="2"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1-19 Space Shift              x2 " calcext:value-type="string">
            <text:p>1-19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9" calcext:value-type="float">
            <text:p>19</text:p>
          </table:table-cell>
          <table:table-cell table:formula="of:=IF([.H183]&lt;10; &quot;  &quot;; &quot; &quot;)" office:value-type="string" office:string-value=" " calcext:value-type="string">
            <text:p><text:s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4]; &quot;-&quot;; [.H184]; [.I184]; [.A46]; [.J184]; [.C184]; [.K184]; [.L184]; [.M184]; [.N184];[.O184];[.P184];[.Q184] )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155]-[.D184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8" calcext:value-type="float">
            <text:p>18</text:p>
          </table:table-cell>
          <table:table-cell table:formula="of:=IF([.H184]&lt;10; &quot;  &quot;; &quot; &quot;)" office:value-type="string" office:string-value=" " calcext:value-type="string">
            <text:p><text:s/></text:p>
          </table:table-cell>
          <table:table-cell table:formula="of:=REPT(&quot; &quot;; [.E184])" office:value-type="string" office:string-value="     " calcext:value-type="string">
            <text:p><text:s text:c="5"/></text:p>
          </table:table-cell>
          <table:table-cell table:formula="of:=IF([.L184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155]; TEXT([.K46];&quot;#,##0.0%&quot;))" office:value-type="string" office:string-value="24.0% =&gt; 216.0%" calcext:value-type="string">
            <text:p>24.0% =&gt; 216.0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155]; TEXT([.AL46];&quot;#,##0.0%&quot;))" office:value-type="string" office:string-value="6.8% =&gt; 61.2%" calcext:value-type="string">
            <text:p>6.8% =&gt; 61.2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155]; TEXT([.AI46];&quot;#,##0.0%&quot;))" office:value-type="string" office:string-value="5.0% =&gt; 61.2%" calcext:value-type="string">
            <text:p>5.0% =&gt; 61.2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6  Space Awareness          x8 " calcext:value-type="string">
            <text:p>1-6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6" calcext:value-type="float">
            <text:p>6</text:p>
          </table:table-cell>
          <table:table-cell table:formula="of:=IF([.H185]&lt;10; &quot;  &quot;; &quot; &quot;)" office:value-type="string" office:string-value="  " calcext:value-type="string">
            <text:p><text:s text:c="2"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9  Deviant of Humanity" calcext:value-type="string">
            <text:p>1-9 <text:s/>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9" calcext:value-type="float">
            <text:p>9</text:p>
          </table:table-cell>
          <table:table-cell table:formula="of:=IF([.H18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8  Harmony of the Drowned" calcext:value-type="string">
            <text:p>1-8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8" calcext:value-type="float">
            <text:p>8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2  Monster Hunter" calcext:value-type="string">
            <text:p>3-2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2" calcext:value-type="float">
            <text:p>2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2  Soul Perception" calcext:value-type="string">
            <text:p>1-2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2" calcext:value-type="float">
            <text:p>2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1  Wood Magic Resistance" calcext:value-type="string">
            <text:p>2-1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1" calcext:value-type="float">
            <text:p>1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Avatar of Ash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52 - The Azarinth Sentinel" calcext:value-type="string">
            <text:p>Class 1: 352 - The Azarinth Sentinel</text:p>
          </table:table-cell>
        </table:table-row>
        <table:table-row table:style-name="ro1">
          <table:table-cell table:formula="of:=[$Calculations.A124]" office:value-type="string" office:string-value="Class 2: 352 - Kin of Ash" calcext:value-type="string">
            <text:p>Class 2: 352 - Kin of Ash</text:p>
          </table:table-cell>
        </table:table-row>
        <table:table-row table:style-name="ro1">
          <table:table-cell table:formula="of:=[$Calculations.A125]" office:value-type="string" office:string-value="Class 3:  86 - The Faen Valkyrie" calcext:value-type="string">
            <text:p>Class 3: <text:s/>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 820" calcext:value-type="string">
            <text:p>Vit: <text:s/>820</text:p>
          </table:table-cell>
        </table:table-row>
        <table:table-row table:style-name="ro1">
          <table:table-cell table:formula="of:=[$Calculations.A133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34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5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36]" office:value-type="string" office:string-value="Int:  820 [10,988.0]" calcext:value-type="string">
            <text:p>Int: <text:s/>820 [10,988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13.0%" calcext:value-type="string">
            <text:p>Resilience: 3,213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2.0%" calcext:value-type="string">
            <text:p>Damage+: <text:s text:c="3"/>1,552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 8,200" calcext:value-type="string">
            <text:p>Health: <text:s text:c="2"/>8,200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19.8]" calcext:value-type="string">
            <text:p>hp/sec: <text:s/>0.27% [19.8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28% [hp x 40.49]" calcext:value-type="string">
            <text:p>Mitigation: <text:s text:c="6"/>97.528% [hp x 40.49]</text:p>
          </table:table-cell>
        </table:table-row>
        <table:table-row table:style-name="ro1">
          <table:table-cell table:formula="of:=[$Calculations.A153]" office:value-type="string" office:string-value="Effective Health: 329,525.2" calcext:value-type="string">
            <text:p>Effective Health: 329,525.2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5 Absolute Destruction     x3 " calcext:value-type="string">
            <text:p>3-25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6 Sentinel Sphere          x1 " calcext:value-type="string">
            <text:p>3-26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5 Azarinth Perception      x8 " calcext:value-type="string">
            <text:p>3-25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1 Heart of Cinder          x9 " calcext:value-type="string">
            <text:p>3-21 Heart of Cinder <text:s text:c="9"/>x9 </text:p>
          </table:table-cell>
        </table:table-row>
        <table:table-row table:style-name="ro1">
          <table:table-cell table:formula="of:=[$Calculations.A172]" office:value-type="string" office:string-value="3-19 Storm of Cinders         x2 " calcext:value-type="string">
            <text:p>3-19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5 Ashen Wings              x9 " calcext:value-type="string">
            <text:p>3-25 Ashen Wings <text:s text:c="13"/>x9 </text:p>
          </table:table-cell>
        </table:table-row>
        <table:table-row table:style-name="ro1">
          <table:table-cell table:formula="of:=[$Calculations.A175]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8 Keeper of Ash            x8 [84.0% =&gt; 672.0% Damage]" calcext:value-type="string">
            <text:p>3-28 Keeper of Ash <text:s text:c="11"/>x8 [84.0% =&gt; 672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1-15 Force                    x2 " calcext:value-type="string">
            <text:p>1-15 Force <text:s text:c="19"/>x2 </text:p>
          </table:table-cell>
        </table:table-row>
        <table:table-row table:style-name="ro1">
          <table:table-cell table:formula="of:=[$Calculations.A181]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</table:table-row>
        <table:table-row table:style-name="ro1">
          <table:table-cell table:formula="of:=[$Calculations.A182]" office:value-type="string" office:string-value="2-3  Displacement             x2 " calcext:value-type="string">
            <text:p>2-3 <text:s/>Displacement <text:s text:c="12"/>x2 </text:p>
          </table:table-cell>
        </table:table-row>
        <table:table-row table:style-name="ro1">
          <table:table-cell table:formula="of:=[$Calculations.A183]" office:value-type="string" office:string-value="1-19 Space Shift              x2 " calcext:value-type="string">
            <text:p>1-19 Space Shift <text:s text:c="13"/>x2 </text:p>
          </table:table-cell>
        </table:table-row>
        <table:table-row table:style-name="ro1">
          <table:table-cell table:formula="of:=[$Calculations.A184]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</table:table-row>
        <table:table-row table:style-name="ro1">
          <table:table-cell table:formula="of:=[$Calculations.A185]" office:value-type="string" office:string-value="1-6  Space Awareness          x8 " calcext:value-type="string">
            <text:p>1-6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9  Deviant of Humanity" calcext:value-type="string">
            <text:p>1-9 <text:s/>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8  Harmony of the Drowned" calcext:value-type="string">
            <text:p>1-8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2  Monster Hunter" calcext:value-type="string">
            <text:p>3-2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2  Soul Perception" calcext:value-type="string">
            <text:p>1-2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1  Wood Magic Resistance" calcext:value-type="string">
            <text:p>2-1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0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1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2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3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4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7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8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3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4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3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3:23:01.404000000</dc:date>
    <meta:generator>LibreOffice/7.0.5.2$Windows_X86_64 LibreOffice_project/64390860c6cd0aca4beafafcfd84613dd9dfb63a</meta:generator>
    <meta:editing-duration>PT7H32M31S</meta:editing-duration>
    <meta:editing-cycles>63</meta:editing-cycles>
    <meta:document-statistic meta:table-count="2" meta:cell-count="1621" meta:object-count="0"/>
    <meta:user-defined meta:name="AppVersion">16.0300</meta:user-defined>
  </office:meta>
</office:document-meta>
</file>